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9899" calcext:value-type="float">
            <text:p>9.45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611" calcext:value-type="float">
            <text:p>1.11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22813" calcext:value-type="float">
            <text:p>1.42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2882" calcext:value-type="float">
            <text:p>1.39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81369" calcext:value-type="float">
            <text:p>1.68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081" calcext:value-type="float">
            <text:p>1.81E+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7966" calcext:value-type="float">
            <text:p>1.69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991" calcext:value-type="float">
            <text:p>1.67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00992" calcext:value-type="float">
            <text:p>1.70E+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43153" calcext:value-type="float">
            <text:p>2.04E+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69062" calcext:value-type="float">
            <text:p>2.27E+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88962" calcext:value-type="float">
            <text:p>2.19E+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97431" calcext:value-type="float">
            <text:p>2.30E+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48957" calcext:value-type="float">
            <text:p>2.55E+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41972" calcext:value-type="float">
            <text:p>2.74E+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10649" calcext:value-type="float">
            <text:p>2.81E+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23593" calcext:value-type="float">
            <text:p>2.82E+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11794" calcext:value-type="float">
            <text:p>3.01E+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62999" calcext:value-type="float">
            <text:p>2.76E+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.82211" calcext:value-type="float">
            <text:p>3.58E+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79709" calcext:value-type="float">
            <text:p>4.28E+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.67629" calcext:value-type="float">
            <text:p>4.87E+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61554" calcext:value-type="float">
            <text:p>5.36E+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.61436" calcext:value-type="float">
            <text:p>5.76E+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.483" calcext:value-type="float">
            <text:p>6.15E+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.32863" calcext:value-type="float">
            <text:p>6.43E+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.29783" calcext:value-type="float">
            <text:p>6.73E+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.44229" calcext:value-type="float">
            <text:p>7.04E+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2.93506" calcext:value-type="float">
            <text:p>7.29E+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.99917" calcext:value-type="float">
            <text:p>7.50E+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7.01742" calcext:value-type="float">
            <text:p>7.70E+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.66174" calcext:value-type="float">
            <text:p>7.87E+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.97309" calcext:value-type="float">
            <text:p>8.00E+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1.23311" calcext:value-type="float">
            <text:p>8.12E+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.24995" calcext:value-type="float">
            <text:p>8.22E+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3.47772" calcext:value-type="float">
            <text:p>8.35E+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4.6986" calcext:value-type="float">
            <text:p>8.47E+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5.99493" calcext:value-type="float">
            <text:p>8.60E+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7.1256" calcext:value-type="float">
            <text:p>8.71E+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8.00307" calcext:value-type="float">
            <text:p>8.80E+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8.50809" calcext:value-type="float">
            <text:p>8.85E+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.186" calcext:value-type="float">
            <text:p>8.92E+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9.48133" calcext:value-type="float">
            <text:p>8.95E+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9.93465" calcext:value-type="float">
            <text:p>8.99E+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0.54967" calcext:value-type="float">
            <text:p>9.05E+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1.34644" calcext:value-type="float">
            <text:p>9.13E+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.03515" calcext:value-type="float">
            <text:p>9.20E+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2.8329" calcext:value-type="float">
            <text:p>9.28E+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.16229" calcext:value-type="float">
            <text:p>9.32E+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3.38181" calcext:value-type="float">
            <text:p>9.34E+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3.76123" calcext:value-type="float">
            <text:p>9.38E+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3.97424" calcext:value-type="float">
            <text:p>9.40E+0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.0214" calcext:value-type="float">
            <text:p>9.40E+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4.55266" calcext:value-type="float">
            <text:p>9.46E+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4.83853" calcext:value-type="float">
            <text:p>9.48E+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5.36632" calcext:value-type="float">
            <text:p>9.54E+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5.90744" calcext:value-type="float">
            <text:p>9.59E+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6.1" calcext:value-type="float">
            <text:p>9.61E+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.21693" calcext:value-type="float">
            <text:p>9.62E+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6.25816" calcext:value-type="float">
            <text:p>9.63E+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6.22365" calcext:value-type="float">
            <text:p>9.62E+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6.49723" calcext:value-type="float">
            <text:p>9.65E+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6.62815" calcext:value-type="float">
            <text:p>9.66E+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7.15642" calcext:value-type="float">
            <text:p>9.72E+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7.50583" calcext:value-type="float">
            <text:p>9.75E+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7.94212" calcext:value-type="float">
            <text:p>9.79E+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8.16067" calcext:value-type="float">
            <text:p>9.82E+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8.2003" calcext:value-type="float">
            <text:p>9.82E+0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8.11126" calcext:value-type="float">
            <text:p>9.81E+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8.10033" calcext:value-type="float">
            <text:p>9.81E+0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8.00544" calcext:value-type="float">
            <text:p>9.80E+0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8.27511" calcext:value-type="float">
            <text:p>9.83E+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8.60331" calcext:value-type="float">
            <text:p>9.86E+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8.97249" calcext:value-type="float">
            <text:p>9.90E+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9.38193" calcext:value-type="float">
            <text:p>9.94E+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9.32523" calcext:value-type="float">
            <text:p>9.93E+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9.41836" calcext:value-type="float">
            <text:p>9.94E+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9.10993" calcext:value-type="float">
            <text:p>9.91E+0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9.29427" calcext:value-type="float">
            <text:p>9.93E+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8.86531" calcext:value-type="float">
            <text:p>9.89E+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9.4479" calcext:value-type="float">
            <text:p>9.94E+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9.37185" calcext:value-type="float">
            <text:p>9.94E+0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9.94722" calcext:value-type="float">
            <text:p>9.99E+0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0.1447" calcext:value-type="float">
            <text:p>1.00E+0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0.1964" calcext:value-type="float">
            <text:p>1.00E+0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0.2917" calcext:value-type="float">
            <text:p>1.00E+0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9.94258" calcext:value-type="float">
            <text:p>9.99E+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.91796" calcext:value-type="float">
            <text:p>9.99E+0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9.87742" calcext:value-type="float">
            <text:p>9.99E+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0.1324" calcext:value-type="float">
            <text:p>1.00E+0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.5848" calcext:value-type="float">
            <text:p>1.01E+0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1.0366" calcext:value-type="float">
            <text:p>1.01E+0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1.2983" calcext:value-type="float">
            <text:p>1.01E+0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1.5596" calcext:value-type="float">
            <text:p>1.02E+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1.3978" calcext:value-type="float">
            <text:p>1.01E+0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1.1262" calcext:value-type="float">
            <text:p>1.01E+0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0.9834" calcext:value-type="float">
            <text:p>1.01E+0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0.759" calcext:value-type="float">
            <text:p>1.01E+0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0.9592" calcext:value-type="float">
            <text:p>1.01E+0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1.3435" calcext:value-type="float">
            <text:p>1.01E+0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1.6109" calcext:value-type="float">
            <text:p>1.02E+0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1.9095" calcext:value-type="float">
            <text:p>1.02E+0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1.9709" calcext:value-type="float">
            <text:p>1.02E+0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2.0056" calcext:value-type="float">
            <text:p>1.02E+0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1.8191" calcext:value-type="float">
            <text:p>1.02E+0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1.5278" calcext:value-type="float">
            <text:p>1.02E+0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1.5151" calcext:value-type="float">
            <text:p>1.02E+0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1.3022" calcext:value-type="float">
            <text:p>1.01E+0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1.7107" calcext:value-type="float">
            <text:p>1.02E+0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2.0476" calcext:value-type="float">
            <text:p>1.02E+0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2.3301" calcext:value-type="float">
            <text:p>1.02E+0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2.663" calcext:value-type="float">
            <text:p>1.03E+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2.0734" calcext:value-type="float">
            <text:p>1.02E+0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1.9568" calcext:value-type="float">
            <text:p>1.02E+0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2.0291" calcext:value-type="float">
            <text:p>1.02E+0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1.6092" calcext:value-type="float">
            <text:p>1.02E+0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2.0957" calcext:value-type="float">
            <text:p>1.02E+0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2.4812" calcext:value-type="float">
            <text:p>1.02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3:33.426961569</meta:creation-date>
    <dc:date>2017-05-30T17:24:11.527085939</dc:date>
    <meta:editing-duration>PT38S</meta:editing-duration>
    <meta:editing-cycles>2</meta:editing-cycles>
    <meta:generator>LibreOffice/5.3.1.2$Linux_X86_64 LibreOffice_project/30m0$Build-2</meta:generator>
    <meta:document-statistic meta:table-count="1" meta:cell-count="236" meta:object-count="0"/>
  </office:meta>
</office:document-meta>
</file>